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328257" officeooo:paragraph-rsid="0032825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356242" officeooo:paragraph-rsid="0035624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364696" officeooo:paragraph-rsid="00364696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725ba" officeooo:paragraph-rsid="003725b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394dd2" officeooo:paragraph-rsid="003cbaa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3cbaa8" officeooo:paragraph-rsid="003cbaa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3de910" officeooo:paragraph-rsid="003de91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f83df" officeooo:paragraph-rsid="003f83df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3f9532" officeooo:paragraph-rsid="003f9532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411ec2" officeooo:paragraph-rsid="00411ec2"/>
    </style:style>
    <style:style style:name="T1" style:family="text">
      <style:text-properties officeooo:rsid="003388a6"/>
    </style:style>
    <style:style style:name="T2" style:family="text">
      <style:text-properties officeooo:rsid="0036ba9e"/>
    </style:style>
    <style:style style:name="T3" style:family="text">
      <style:text-properties officeooo:rsid="0038ddc3"/>
    </style:style>
    <style:style style:name="T4" style:family="text">
      <style:text-properties officeooo:rsid="003a87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 Learning</text:p>
      <text:list xml:id="list726567039" text:style-name="L1">
        <text:list-item>
          <text:p text:style-name="P2">Git is a <text:span text:style-name="T3">distributed </text:span>version control system <text:span text:style-name="T2">(VCS)</text:span>. <text:span text:style-name="T1">It helps out in maintaining the track of files of different version of software. It has number of benefits such as</text:span></text:p>
          <text:list>
            <text:list-item>
              <text:p text:style-name="P3">Easily recover files</text:p>
            </text:list-item>
            <text:list-item>
              <text:p text:style-name="P3">What team member introduced the issue and when?</text:p>
            </text:list-item>
            <text:list-item>
              <text:p text:style-name="P4">All project is safe on cloud</text:p>
            </text:list-item>
          </text:list>
        </text:list-item>
        <text:list-item>
          <text:p text:style-name="P5">Types of VCS</text:p>
          <text:list>
            <text:list-item>
              <text:p text:style-name="P5">Local VCS: Have local database</text:p>
            </text:list-item>
            <text:list-item>
              <text:p text:style-name="P5">Centralized VCS: Have centralized server</text:p>
            </text:list-item>
            <text:list-item>
              <text:p text:style-name="P5">Distributed VCS: Same as centralized but every programmer has complete backup of files. In case, if something happens to server, we can reestablish everything.</text:p>
            </text:list-item>
          </text:list>
        </text:list-item>
        <text:list-item>
          <text:p text:style-name="P6">Git and Github are not same. <text:span text:style-name="T4">Git is distributed VCS while Github is a website that host Git repositories such as Gitlab and bitbucket.</text:span></text:p>
        </text:list-item>
        <text:list-item>
          <text:p text:style-name="P7">Git features:</text:p>
          <text:list>
            <text:list-item>
              <text:p text:style-name="P8">Almost every operation is local</text:p>
            </text:list-item>
            <text:list-item>
              <text:p text:style-name="P8"><text:s/>Git has integrity. Files are verified by techniques such as checksum.</text:p>
            </text:list-item>
          </text:list>
        </text:list-item>
        <text:list-item>
          <text:p text:style-name="P10">CONFIGURATION</text:p>
          <text:list>
            <text:list-item>
              <text:p text:style-name="P10">git config --global user.name “GITHUB USERNAME”</text:p>
            </text:list-item>
            <text:list-item>
              <text:p text:style-name="P10">git config --global user.email “EMAIL”</text:p>
            </text:list-item>
            <text:list-item>
              <text:p text:style-name="P11">git config --list </text:p>
            </text:list-item>
          </text:list>
        </text:list-item>
        <text:list-item>
          <text:p text:style-name="P9">GENERAL USAGE</text:p>
          <text:list>
            <text:list-item>
              <text:p text:style-name="P9">git init</text:p>
            </text:list-item>
            <text:list-item>
              <text:p text:style-name="P9">git add .</text:p>
            </text:list-item>
            <text:list-item>
              <text:p text:style-name="P9">git status</text:p>
            </text:list-item>
            <text:list-item>
              <text:p text:style-name="P9">git commit -m “first commit”</text:p>
            </text:list-item>
            <text:list-item>
              <text:p text:style-name="P9">git push -u origin</text:p>
            </text:list-item>
            <text:list-item>
              <text:p text:style-name="P9">ENTER GITHUB USERNAME</text:p>
            </text:list-item>
            <text:list-item>
              <text:p text:style-name="P9">ENTER GITHUB PASSWOR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2T10:46:50.574285092</dc:date>
    <meta:editing-duration>PT2H16M23S</meta:editing-duration>
    <meta:editing-cycles>38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93" meta:character-count="1032" meta:non-whitespace-character-count="889"/>
  </office:meta>
</office:document-meta>
</file>